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FC000009C4AB7A5C75E34AF053.png" manifest:media-type="image/png"/>
  <manifest:file-entry manifest:full-path="Pictures/10000201000001400000014090EE41F8F2F1C484.png" manifest:media-type="image/png"/>
  <manifest:file-entry manifest:full-path="Pictures/1000020100000140000001404A9DC5D53F37952B.png" manifest:media-type="image/png"/>
  <manifest:file-entry manifest:full-path="Pictures/10000201000001400000014007CE5FDEA625837B.png" manifest:media-type="image/png"/>
  <manifest:file-entry manifest:full-path="Pictures/100002010000014000000140F32DDBE320CD36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F Pro" svg:font-family="'SF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bottom" draw:auto-grow-height="false" fo:min-height="12.323cm" fo:min-width="7.628cm"/>
      <style:paragraph-properties style:writing-mode="lr-tb"/>
    </style:style>
    <style:style style:name="gr2" style:family="graphic" style:parent-style-name="standard">
      <style:graphic-properties svg:stroke-color="#eeeeee" draw:fill-color="#eeeeee" draw:textarea-horizontal-align="justify" draw:textarea-vertical-align="bottom" draw:auto-grow-height="false" fo:min-height="16.431cm" fo:min-width="17.191cm"/>
      <style:paragraph-properties style:writing-mode="lr-tb"/>
    </style:style>
    <style:style style:name="gr3" style:family="graphic" style:parent-style-name="standard">
      <style:graphic-properties svg:stroke-width="0.102cm" svg:stroke-color="#780373" draw:marker-start-width="0.356cm" draw:marker-end-width="0.356cm" draw:fill-color="#ffffff" draw:textarea-horizontal-align="justify" draw:textarea-vertical-align="middle" draw:auto-grow-height="false" fo:min-height="1.254cm" fo:min-width="4.306cm" fo:padding-top="0.176cm" fo:padding-bottom="0.176cm" fo:padding-left="0.301cm" fo:padding-right="0.30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eeeee" draw:fill-color="#fff8e1" draw:textarea-horizontal-align="justify" draw:textarea-vertical-align="top" draw:auto-grow-height="false" fo:min-height="3.56cm" fo:min-width="7.62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81d41a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3d00" draw:marker-start="Arrow" draw:marker-start-width="0.356cm" draw:marker-end-width="0.356cm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81d41a" draw:marker-start-width="0.356cm" draw:marker-end-width="0.356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1" style:family="graphic" style:parent-style-name="objectwithoutfill">
      <style:graphic-properties svg:stroke-width="0.102cm" svg:stroke-color="#ff3d00" draw:marker-start-width="0.356cm" draw:marker-end-width="0.356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end" style:writing-mode="lr-tb"/>
      <style:text-properties style:font-name="SF Pro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eeeeee"/>
      <style:paragraph-properties fo:text-align="end" style:writing-mode="lr-tb"/>
      <style:text-properties style:font-name="SF Pro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 style:writing-mode="lr-tb"/>
      <style:text-properties style:font-name="SF Pro"/>
    </style:style>
    <style:style style:name="P4" style:family="paragraph">
      <loext:graphic-properties draw:fill-color="#ffffff"/>
      <style:paragraph-properties fo:text-align="center" style:writing-mode="lr-tb"/>
      <style:text-properties style:font-name="SF Pro"/>
    </style:style>
    <style:style style:name="P5" style:family="paragraph">
      <loext:graphic-properties draw:fill-color="#ffffff"/>
      <style:paragraph-properties fo:text-align="end" style:writing-mode="lr-tb"/>
      <style:text-properties style:font-name="SF Pro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8e1"/>
      <style:paragraph-properties fo:text-align="end" style:writing-mode="lr-tb"/>
      <style:text-properties style:font-name="SF Pro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/>
      <style:paragraph-properties fo:text-align="center"/>
      <style:text-properties style:font-name="SF Pro" fo:font-size="10pt" fo:font-weight="bold" style:font-size-asian="10pt" style:font-weight-asian="bold" style:font-size-complex="10pt" style:font-weight-complex="bold"/>
    </style:style>
    <style:style style:name="P11" style:family="paragraph">
      <style:text-properties style:font-name="Ubuntu" fo:font-size="8pt" style:font-size-asian="8pt" style:font-size-complex="8pt"/>
    </style:style>
    <style:style style:name="P12" style:family="paragraph">
      <loext:graphic-properties draw:fill="none" draw:fill-color="#ffffff"/>
      <style:text-properties style:font-name="Ubuntu" fo:font-size="8pt" style:font-size-asian="8pt" style:font-size-complex="8pt"/>
    </style:style>
    <style:style style:name="T1" style:family="text">
      <style:text-properties style:font-name="SF Pr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SF Pro"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SF Pr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12.573cm" svg:x="19.542cm" svg:y="5.572cm">
          <text:p text:style-name="P1"><text:span text:style-name="T1">Windows V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91cm" svg:height="16.681cm" svg:x="1.508cm" svg:y="1.464cm">
          <text:p text:style-name="P1"><text:span text:style-name="T1">Do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08cm" svg:height="1.778cm" svg:x="3.594cm" svg:y="4.517cm">
          <text:p text:style-name="P3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08cm" svg:height="1.778cm" svg:x="11.455cm" svg:y="4.517cm">
          <text:p text:style-name="P3"><text:span text:style-name="T2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5.08cm" svg:height="1.778cm" svg:x="11.477cm" svg:y="9.931cm">
          <text:p text:style-name="P3"><text:span text:style-name="T2">Fl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08cm" svg:height="1.778cm" svg:x="7.404cm" svg:y="14.814cm">
          <text:p text:style-name="P3"><text:span text:style-name="T2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08cm" svg:height="1.778cm" svg:x="1.989cm" svg:y="14.814cm">
          <text:p text:style-name="P3"><text:span text:style-name="T2">Por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.276cm" svg:height="1.276cm" svg:x="13.303cm" svg:y="2.78cm">
          <draw:image xlink:href="Pictures/100002010000014000000140F32DDBE320CD36BA.png" xlink:type="simple" xlink:show="embed" xlink:actuate="onLoad" loext:mime-type="image/png">
            <text:p text:style-name="P6"/>
            <text:p text:style-name="P6"/>
            <text:p text:style-name="P6"><text:span text:style-name="T3">S</text:span><text:span text:style-name="T3">I</text:span><text:span text:style-name="T3">E</text:span><text:span text:style-name="T3">M</text:span></text:p>
          </draw:image>
        </draw:frame>
        <draw:custom-shape draw:style-name="gr3" draw:text-style-name="P5" xml:id="id5" draw:id="id5" draw:layer="layout" svg:width="5.08cm" svg:height="1.778cm" svg:x="21.193cm" svg:y="14.814cm">
          <text:p text:style-name="P3"><text:span text:style-name="T2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1.016cm" svg:height="1.016cm" svg:x="4.124cm" svg:y="4.937cm">
          <draw:image xlink:href="Pictures/1000020100000140000001404A9DC5D53F37952B.png" xlink:type="simple" xlink:show="embed" xlink:actuate="onLoad" loext:mime-type="image/png">
            <text:p/>
          </draw:image>
        </draw:frame>
        <draw:frame draw:style-name="gr5" draw:text-style-name="P8" draw:layer="layout" svg:width="1.016cm" svg:height="1.016cm" svg:x="11.985cm" svg:y="4.937cm">
          <draw:image xlink:href="Pictures/10000201000001400000014090EE41F8F2F1C484.png" xlink:type="simple" xlink:show="embed" xlink:actuate="onLoad" loext:mime-type="image/png">
            <text:p/>
          </draw:image>
        </draw:frame>
        <draw:frame draw:style-name="gr5" draw:text-style-name="P8" draw:layer="layout" svg:width="1.016cm" svg:height="0.952cm" svg:x="21.574cm" svg:y="15.241cm">
          <draw:image xlink:href="Pictures/10000201000001400000014007CE5FDEA625837B.png" xlink:type="simple" xlink:show="embed" xlink:actuate="onLoad" loext:mime-type="image/png">
            <text:p/>
          </draw:image>
        </draw:frame>
        <draw:custom-shape draw:style-name="gr6" draw:text-style-name="P9" draw:layer="layout" svg:width="8.128cm" svg:height="3.81cm" draw:transform="skewX (-0.0151843644923507) translate (19.548cm 1.508cm)">
          <text:p text:style-name="P1"><text:span text:style-name="T1">Legen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93cm" svg:height="1.301cm" svg:x="2.424cm" svg:y="15.066cm">
          <draw:image xlink:href="Pictures/10000201000006FC000009C4AB7A5C75E34AF053.png" xlink:type="simple" xlink:show="embed" xlink:actuate="onLoad" loext:mime-type="image/png">
            <text:p/>
          </draw:image>
        </draw:frame>
        <draw:connector draw:style-name="gr8" draw:text-style-name="P6" draw:layer="layout" draw:type="curve" draw:line-skew="0.697cm" svg:x1="14.017cm" svg:y1="9.931cm" svg:x2="6.134cm" svg:y2="6.295cm" draw:start-shape="id1" draw:start-glue-point="0" draw:end-shape="id2" draw:end-glue-point="2" svg:d="M14017 9931c0-1680-7883 138-7883-3636" svg:viewBox="0 0 7884 3637">
          <text:p/>
        </draw:connector>
        <draw:connector draw:style-name="gr8" draw:text-style-name="P6" draw:layer="layout" draw:type="line" svg:x1="14.017cm" svg:y1="9.931cm" svg:x2="13.995cm" svg:y2="6.295cm" draw:start-shape="id1" draw:start-glue-point="0" draw:end-shape="id3" draw:end-glue-point="2" svg:d="M14017 9931l-22-3636" svg:viewBox="0 0 23 3637">
          <text:p/>
        </draw:connector>
        <draw:connector draw:style-name="gr8" draw:text-style-name="P6" draw:layer="layout" draw:type="curve" svg:x1="9.944cm" svg:y1="14.814cm" svg:x2="6.135cm" svg:y2="6.295cm" draw:start-shape="id4" draw:start-glue-point="0" svg:d="M9944 14814c0-6802-3809-2543-3809-8519" svg:viewBox="0 0 3810 8520">
          <text:p/>
        </draw:connector>
        <draw:connector draw:style-name="gr9" draw:text-style-name="P6" draw:layer="layout" draw:type="curve" svg:x1="14.017cm" svg:y1="11.709cm" svg:x2="9.944cm" svg:y2="14.814cm" draw:start-shape="id1" draw:start-glue-point="2" draw:end-shape="id4" draw:end-glue-point="0" svg:d="M14017 11709c0 2329-4073 777-4073 3105" svg:viewBox="0 0 4074 3106">
          <text:p/>
        </draw:connector>
        <draw:connector draw:style-name="gr9" draw:text-style-name="P6" draw:layer="layout" draw:type="curve" svg:x1="14.017cm" svg:y1="11.709cm" svg:x2="23.733cm" svg:y2="14.814cm" draw:start-shape="id1" draw:start-glue-point="2" draw:end-shape="id5" draw:end-glue-point="0" svg:d="M14017 11709c0 2329 9716 777 9716 3105" svg:viewBox="0 0 9717 3106">
          <text:p/>
        </draw:connector>
        <draw:connector draw:style-name="gr8" draw:text-style-name="P6" draw:layer="layout" draw:type="curve" draw:line-skew="-2.404cm" svg:x1="23.733cm" svg:y1="14.814cm" svg:x2="6.134cm" svg:y2="6.295cm" draw:start-shape="id5" draw:start-glue-point="0" draw:end-shape="id2" svg:d="M23733 14814c0-9994-17599-5735-17599-8519" svg:viewBox="0 0 17600 8520">
          <text:p/>
        </draw:connector>
        <draw:line draw:style-name="gr10" draw:text-style-name="P10" draw:layer="layout" svg:x1="20.431cm" svg:y1="2.905cm" svg:x2="24.495cm" svg:y2="2.905cm">
          <text:p text:style-name="P6"><text:span text:style-name="T4"/></text:p>
          <text:p text:style-name="P6"><text:span text:style-name="T4">TLS</text:span></text:p>
        </draw:line>
        <draw:line draw:style-name="gr11" draw:text-style-name="P10" draw:layer="layout" svg:x1="20.431cm" svg:y1="3.914cm" svg:x2="24.495cm" svg:y2="3.914cm">
          <text:p text:style-name="P6"><text:span text:style-name="T4"/></text:p>
          <text:p text:style-name="P6"><text:span text:style-name="T4">HTTP</text:span></text:p>
        </draw:line>
        <draw:connector draw:style-name="gr8" draw:text-style-name="P6" draw:layer="layout" draw:type="curve" svg:x1="11.455cm" svg:y1="5.406cm" svg:x2="8.674cm" svg:y2="5.406cm" draw:start-shape="id3" draw:start-glue-point="3" draw:end-shape="id2" draw:end-glue-point="1" svg:d="M11455 5406h-2781" svg:viewBox="0 0 2782 1">
          <text:p/>
        </draw:connector>
        <draw:frame draw:style-name="gr12" draw:text-style-name="P12" draw:layer="layout" svg:width="2.159cm" svg:height="0.635cm" svg:x="4.302cm" svg:y="6.334cm">
          <draw:text-box>
            <text:p text:style-name="P11"><text:span text:style-name="T5">tcp/9200</text:span></text:p>
          </draw:text-box>
        </draw:frame>
        <draw:frame draw:style-name="gr12" draw:text-style-name="P12" draw:layer="layout" svg:width="2.159cm" svg:height="0.635cm" svg:x="12.049cm" svg:y="11.795cm">
          <draw:text-box>
            <text:p text:style-name="P11"><text:span text:style-name="T5">tcp/8220</text:span></text:p>
          </draw:text-box>
        </draw:frame>
        <draw:frame draw:style-name="gr12" draw:text-style-name="P12" draw:layer="layout" svg:width="2.159cm" svg:height="0.635cm" svg:x="12.176cm" svg:y="6.334cm">
          <draw:text-box>
            <text:p text:style-name="P11"><text:span text:style-name="T5">tcp/560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F Pro" svg:font-family="'SF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6:36:29.804844475</meta:creation-date>
    <meta:editing-duration>P0D</meta:editing-duration>
    <meta:editing-cycles>1</meta:editing-cycles>
    <meta:generator>LibreOffice/6.4.7.2$Linux_X86_64 LibreOffice_project/40$Build-2</meta:generator>
    <meta:document-statistic meta:object-count="26"/>
  </office:meta>
</office:document-meta>
</file>